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4.56pt"/>
    </style:style>
    <style:style style:name="co3" style:family="table-column">
      <style:table-column-properties fo:break-before="auto" style:column-width="72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9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12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rotation-align="none"/>
    </style:style>
    <style:style style:name="ce8" style:family="table-cell" style:parent-style-name="Default" style:data-style-name="N2">
      <style:table-cell-properties style:rotation-align="none"/>
    </style:style>
    <style:style style:name="gr1" style:family="graphic">
      <style:graphic-properties draw:stroke="solid" svg:stroke-width="1.45pt" svg:stroke-color="#000000" draw:marker-start-width="7.82pt" draw:marker-end-width="7.82pt" draw:fill="none" draw:textarea-horizontal-align="center" draw:textarea-vertical-align="middle" fo:padding-top="0.71pt" fo:padding-bottom="0.71pt" fo:padding-left="0.71pt" fo:padding-right="0.71pt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ESTREPS_1BASIC" table:style-name="ta1">
        <table:shapes>
          <draw:frame draw:z-index="0" draw:style-name="gr1" draw:text-style-name="P1" svg:width="453.51pt" svg:height="255.09pt" svg:x="815.58pt" svg:y="198.71pt">
            <draw:object draw:notify-on-update-of-ranges="TESTREPS_1BASIC.C11:TESTREPS_1BASIC.K11 TESTREPS_1BASIC.C11:TESTREPS_1BASIC.K11 TESTREPS_1BASIC.B13:TESTREPS_1BASIC.B13 TESTREPS_1BASIC.C13:TESTREPS_1BASIC.K13 TESTREPS_1BASIC.C11:TESTREPS_1BASIC.K11 TESTREPS_1BASIC.B9:TESTREPS_1BASIC.B9 TESTREPS_1BASIC.C9:TESTREPS_1BASIC.K9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table:style-name="ce1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MaxSegSize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NumImgs</text:p>
          </table:table-cell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FPS</text:p>
          </table:table-cell>
          <table:table-cell table:style-name="ce2" table:formula="of:=[.$C$8]/([.C73]/1000)" office:value-type="string" office:string-value="" calcext:value-type="error">
            <text:p>#DIV/0!</text:p>
          </table:table-cell>
          <table:table-cell table:style-name="ce2" table:formula="of:=[.$C$8]/([.D73]/1000)" office:value-type="string" office:string-value="" calcext:value-type="error">
            <text:p>#DIV/0!</text:p>
          </table:table-cell>
          <table:table-cell table:style-name="ce2" table:formula="of:=[.$C$8]/([.E73]/1000)" office:value-type="string" office:string-value="" calcext:value-type="error">
            <text:p>#DIV/0!</text:p>
          </table:table-cell>
          <table:table-cell table:style-name="ce2" table:formula="of:=[.$C$8]/([.F73]/1000)" office:value-type="string" office:string-value="" calcext:value-type="error">
            <text:p>#DIV/0!</text:p>
          </table:table-cell>
          <table:table-cell table:style-name="ce2" table:formula="of:=[.$C$8]/([.G73]/1000)" office:value-type="string" office:string-value="" calcext:value-type="error">
            <text:p>#DIV/0!</text:p>
          </table:table-cell>
          <table:table-cell table:style-name="ce2" table:formula="of:=[.$C$8]/([.H73]/1000)" office:value-type="string" office:string-value="" calcext:value-type="error">
            <text:p>#DIV/0!</text:p>
          </table:table-cell>
          <table:table-cell table:style-name="ce2" table:formula="of:=[.$C$8]/([.I73]/1000)" office:value-type="string" office:string-value="" calcext:value-type="error">
            <text:p>#DIV/0!</text:p>
          </table:table-cell>
          <table:table-cell table:style-name="ce2" table:formula="of:=[.$C$8]/([.J73]/1000)" office:value-type="string" office:string-value="" calcext:value-type="error">
            <text:p>#DIV/0!</text:p>
          </table:table-cell>
          <table:table-cell table:style-name="ce2" table:formula="of:=[.$C$8]/([.K73]/1000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1"/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CropSiz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/>
          <table:table-cell office:value-type="string" calcext:value-type="string">
            <text:p>micro FScor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acro FScore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Scor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TextonDictionary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Models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NovelImgs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Total</text:p>
          </table:table-cell>
          <table:table-cell table:number-columns-repeated="9"/>
        </table:table-row>
      </table:table>
      <table:table table:name="TESTREPS_5BASIC" table:style-name="ta1">
        <table:shapes>
          <draw:frame draw:z-index="0" draw:style-name="gr1" draw:text-style-name="P1" svg:width="453.51pt" svg:height="255.09pt" svg:x="706.85pt" svg:y="130.82pt">
            <draw:object draw:notify-on-update-of-ranges="TESTREPS_5BASIC.C11:TESTREPS_5BASIC.K11 TESTREPS_5BASIC.B13:TESTREPS_5BASIC.B13 TESTREPS_5BASIC.C13:TESTREPS_5BASIC.K13 TESTREPS_5BASIC.B9:TESTREPS_5BASIC.B9 TESTREPS_5BASIC.C9:TESTREPS_5BASIC.K9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 table:number-rows-repeated="7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NumImgs</text:p>
          </table:table-cell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FPS</text:p>
          </table:table-cell>
          <table:table-cell table:style-name="ce2" table:formula="of:=[.$C$8]/([.C73]/1000)" office:value-type="string" office:string-value="" calcext:value-type="error">
            <text:p>#DIV/0!</text:p>
          </table:table-cell>
          <table:table-cell table:style-name="ce2" table:formula="of:=[.$C$8]/([.D73]/1000)" office:value-type="string" office:string-value="" calcext:value-type="error">
            <text:p>#DIV/0!</text:p>
          </table:table-cell>
          <table:table-cell table:style-name="ce2" table:formula="of:=[.$C$8]/([.E73]/1000)" office:value-type="string" office:string-value="" calcext:value-type="error">
            <text:p>#DIV/0!</text:p>
          </table:table-cell>
          <table:table-cell table:style-name="ce2" table:formula="of:=[.$C$8]/([.F73]/1000)" office:value-type="string" office:string-value="" calcext:value-type="error">
            <text:p>#DIV/0!</text:p>
          </table:table-cell>
          <table:table-cell table:style-name="ce2" table:formula="of:=[.$C$8]/([.G73]/1000)" office:value-type="string" office:string-value="" calcext:value-type="error">
            <text:p>#DIV/0!</text:p>
          </table:table-cell>
          <table:table-cell table:style-name="ce2" table:formula="of:=[.$C$8]/([.H73]/1000)" office:value-type="string" office:string-value="" calcext:value-type="error">
            <text:p>#DIV/0!</text:p>
          </table:table-cell>
          <table:table-cell table:style-name="ce2" table:formula="of:=[.$C$8]/([.I73]/1000)" office:value-type="string" office:string-value="" calcext:value-type="error">
            <text:p>#DIV/0!</text:p>
          </table:table-cell>
          <table:table-cell table:style-name="ce2" table:formula="of:=[.$C$8]/([.J73]/1000)" office:value-type="string" office:string-value="" calcext:value-type="error">
            <text:p>#DIV/0!</text:p>
          </table:table-cell>
          <table:table-cell table:style-name="ce2" table:formula="of:=[.$C$8]/([.K73]/1000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CropSiz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/>
          <table:table-cell office:value-type="string" calcext:value-type="string">
            <text:p>micro FScor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acro FScore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Scor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TextonDictionary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Models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NovelImgs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Total</text:p>
          </table:table-cell>
          <table:table-cell table:number-columns-repeated="9"/>
        </table:table-row>
      </table:table>
      <table:table table:name="TESTREPS_10" table:style-name="ta1">
        <table:shapes>
          <draw:frame draw:z-index="0" draw:style-name="gr1" draw:text-style-name="P1" svg:width="700.02pt" svg:height="455.3pt" svg:x="861.36pt" svg:y="77.24pt">
            <draw:object draw:notify-on-update-of-ranges="TESTREPS_10.C16:TESTREPS_10.K16 TESTREPS_10.C16:TESTREPS_10.K16 TESTREPS_10.B18:TESTREPS_10.B18 TESTREPS_10.C18:TESTREPS_10.K18 TESTREPS_10.C16:TESTREPS_10.K16 TESTREPS_10.B14:TESTREPS_10.B14 TESTREPS_10.C14:TESTREPS_10.K14 TESTREPS_10.C16:TESTREPS_10.K16 TESTREPS_10.B11:TESTREPS_10.B11 TESTREPS_10.C11:TESTREPS_10.K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875pt" svg:y="432.4pt">
            <draw:object draw:notify-on-update-of-ranges="TESTREPS_10.C69:TESTREPS_10.K69 TESTREPS_10.C69:TESTREPS_10.K69 TESTREPS_10.B70:TESTREPS_10.B70 TESTREPS_10.C70:TESTREPS_10.K70 TESTREPS_10.C69:TESTREPS_10.K69 TESTREPS_10.B71:TESTREPS_10.B71 TESTREPS_10.C71:TESTREPS_10.K71 TESTREPS_10.C69:TESTREPS_10.K69 TESTREPS_10.B72:TESTREPS_10.B72 TESTREPS_10.C72:TESTREPS_10.K72 TESTREPS_10.C69:TESTREPS_10.K69 TESTREPS_10.B73:TESTREPS_10.B73 TESTREPS_10.C73:TESTREPS_10.K73 TESTREPS_10.C69:TESTREPS_10.K69 TESTREPS_10.B74:TESTREPS_10.B74 TESTREPS_10.C74:TESTREPS_10.K74 TESTREPS_10.C69:TESTREPS_10.K69 TESTREPS_10.B75:TESTREPS_10.B75 TESTREPS_10.C75:TESTREPS_10.K7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 table:number-rows-repeated="4">
          <table:table-cell table:number-columns-repeated="21"/>
        </table:table-row>
        <table:table-row table:style-name="ro1">
          <table:table-cell/>
          <table:table-cell office:value-type="string" calcext:value-type="string">
            <text:p>resolution(Pixels)</text:p>
          </table:table-cell>
          <table:table-cell table:number-columns-repeated="9" table:style-name="ce4" office:value-type="string" calcext:value-type="string">
            <text:p>256 x 144</text:p>
          </table:table-cell>
          <table:table-cell/>
          <table:table-cell table:style-name="ce4" table:number-columns-repeated="9"/>
        </table:table-row>
        <table:table-row table:style-name="ro1">
          <table:table-cell/>
          <table:table-cell office:value-type="string" calcext:value-type="string">
            <text:p>width</text:p>
          </table:table-cell>
          <table:table-cell table:number-columns-repeated="9" table:style-name="ce7" office:value-type="float" office:value="256" calcext:value-type="float">
            <text:p>256</text:p>
          </table:table-cell>
          <table:table-cell/>
          <table:table-cell table:style-name="ce7" table:number-columns-repeated="9"/>
        </table:table-row>
        <table:table-row table:style-name="ro1">
          <table:table-cell/>
          <table:table-cell office:value-type="string" calcext:value-type="string">
            <text:p>height</text:p>
          </table:table-cell>
          <table:table-cell table:number-columns-repeated="9" table:style-name="ce7" office:value-type="float" office:value="144" calcext:value-type="float">
            <text:p>144</text:p>
          </table:table-cell>
          <table:table-cell/>
          <table:table-cell table:style-name="ce7" table:number-columns-repeated="9"/>
        </table:table-row>
        <table:table-row table:style-name="ro1">
          <table:table-cell table:number-columns-repeated="2"/>
          <table:table-cell table:style-name="ce7" table:number-columns-repeated="9"/>
          <table:table-cell/>
          <table:table-cell table:style-name="ce7" table:number-columns-repeated="9"/>
        </table:table-row>
        <table:table-row table:style-name="ro1">
          <table:table-cell/>
          <table:table-cell table:style-name="ce4" office:value-type="string" calcext:value-type="string">
            <text:p>HorizontalSegments</text:p>
          </table:table-cell>
          <table:table-cell table:style-name="ce4" table:formula="of:=FLOOR(ABS([TESTREPS_10.C6]/[TESTREPS_10.C$16]);1;1)" office:value-type="float" office:value="25" calcext:value-type="float">
            <text:p>25</text:p>
          </table:table-cell>
          <table:table-cell table:style-name="ce4" table:formula="of:=FLOOR(ABS([TESTREPS_10.D6]/[TESTREPS_10.D$16]);1;1)" office:value-type="float" office:value="12" calcext:value-type="float">
            <text:p>12</text:p>
          </table:table-cell>
          <table:table-cell table:style-name="ce4" table:formula="of:=FLOOR(ABS([TESTREPS_10.E6]/[TESTREPS_10.E$16]);1;1)" office:value-type="float" office:value="6" calcext:value-type="float">
            <text:p>6</text:p>
          </table:table-cell>
          <table:table-cell table:style-name="ce4" table:formula="of:=FLOOR(ABS([TESTREPS_10.F6]/[TESTREPS_10.F$16]);1;1)" office:value-type="float" office:value="4" calcext:value-type="float">
            <text:p>4</text:p>
          </table:table-cell>
          <table:table-cell table:style-name="ce4" table:formula="of:=FLOOR(ABS([TESTREPS_10.G6]/[TESTREPS_10.G$16]);1;1)" office:value-type="float" office:value="3" calcext:value-type="float">
            <text:p>3</text:p>
          </table:table-cell>
          <table:table-cell table:style-name="ce4" table:formula="of:=FLOOR(ABS([TESTREPS_10.H6]/[TESTREPS_10.H$16]);1;1)" office:value-type="float" office:value="3" calcext:value-type="float">
            <text:p>3</text:p>
          </table:table-cell>
          <table:table-cell table:style-name="ce4" table:formula="of:=FLOOR(ABS([TESTREPS_10.I6]/[TESTREPS_10.I$16]);1;1)" office:value-type="float" office:value="2" calcext:value-type="float">
            <text:p>2</text:p>
          </table:table-cell>
          <table:table-cell table:style-name="ce4" table:formula="of:=FLOOR(ABS([TESTREPS_10.J6]/[TESTREPS_10.J$16]);1;1)" office:value-type="float" office:value="2" calcext:value-type="float">
            <text:p>2</text:p>
          </table:table-cell>
          <table:table-cell table:style-name="ce4" table:formula="of:=FLOOR(ABS([TESTREPS_10.K6]/[TESTREPS_10.K$16]);1;1)" office:value-type="float" office:value="1" calcext:value-type="float">
            <text:p>1</text:p>
          </table:table-cell>
          <table:table-cell/>
          <table:table-cell table:style-name="ce4" table:number-columns-repeated="9"/>
        </table:table-row>
        <table:table-row table:style-name="ro1">
          <table:table-cell/>
          <table:table-cell table:style-name="ce4" office:value-type="string" calcext:value-type="string">
            <text:p>VeriticalSegments</text:p>
          </table:table-cell>
          <table:table-cell table:style-name="ce4" table:formula="of:=FLOOR(ABS([TESTREPS_10.C7]/[TESTREPS_10.C$16]);1;1)" office:value-type="float" office:value="14" calcext:value-type="float">
            <text:p>14</text:p>
          </table:table-cell>
          <table:table-cell table:style-name="ce4" table:formula="of:=FLOOR(ABS([TESTREPS_10.D7]/[TESTREPS_10.D$16]);1;1)" office:value-type="float" office:value="7" calcext:value-type="float">
            <text:p>7</text:p>
          </table:table-cell>
          <table:table-cell table:style-name="ce4" table:formula="of:=FLOOR(ABS([TESTREPS_10.E7]/[TESTREPS_10.E$16]);1;1)" office:value-type="float" office:value="3" calcext:value-type="float">
            <text:p>3</text:p>
          </table:table-cell>
          <table:table-cell table:style-name="ce4" table:formula="of:=FLOOR(ABS([TESTREPS_10.F7]/[TESTREPS_10.F$16]);1;1)" office:value-type="float" office:value="2" calcext:value-type="float">
            <text:p>2</text:p>
          </table:table-cell>
          <table:table-cell table:style-name="ce4" table:formula="of:=FLOOR(ABS([TESTREPS_10.G7]/[TESTREPS_10.G$16]);1;1)" office:value-type="float" office:value="2" calcext:value-type="float">
            <text:p>2</text:p>
          </table:table-cell>
          <table:table-cell table:style-name="ce4" table:formula="of:=FLOOR(ABS([TESTREPS_10.H7]/[TESTREPS_10.H$16]);1;1)" office:value-type="float" office:value="1" calcext:value-type="float">
            <text:p>1</text:p>
          </table:table-cell>
          <table:table-cell table:style-name="ce4" table:formula="of:=FLOOR(ABS([TESTREPS_10.I7]/[TESTREPS_10.I$16]);1;1)" office:value-type="float" office:value="1" calcext:value-type="float">
            <text:p>1</text:p>
          </table:table-cell>
          <table:table-cell table:style-name="ce4" table:formula="of:=FLOOR(ABS([TESTREPS_10.J7]/[TESTREPS_10.J$16]);1;1)" office:value-type="float" office:value="1" calcext:value-type="float">
            <text:p>1</text:p>
          </table:table-cell>
          <table:table-cell table:style-name="ce4" table:formula="of:=FLOOR(ABS([TESTREPS_10.K7]/[TESTREPS_10.K$16]);1;1)" office:value-type="float" office:value="1" calcext:value-type="float">
            <text:p>1</text:p>
          </table:table-cell>
          <table:table-cell/>
          <table:table-cell table:style-name="ce4" table:number-columns-repeated="9"/>
        </table:table-row>
        <table:table-row table:style-name="ro1">
          <table:table-cell/>
          <table:table-cell table:style-name="ce4" office:value-type="string" calcext:value-type="string">
            <text:p>NumberOfSegments</text:p>
          </table:table-cell>
          <table:table-cell table:style-name="ce4" table:formula="of:=[TESTREPS_10.C9]*[TESTREPS_10.C10]" office:value-type="float" office:value="350" calcext:value-type="float">
            <text:p>350</text:p>
          </table:table-cell>
          <table:table-cell table:style-name="ce4" table:formula="of:=[TESTREPS_10.D9]*[TESTREPS_10.D10]" office:value-type="float" office:value="84" calcext:value-type="float">
            <text:p>84</text:p>
          </table:table-cell>
          <table:table-cell table:style-name="ce4" table:formula="of:=[TESTREPS_10.E9]*[TESTREPS_10.E10]" office:value-type="float" office:value="18" calcext:value-type="float">
            <text:p>18</text:p>
          </table:table-cell>
          <table:table-cell table:style-name="ce4" table:formula="of:=[TESTREPS_10.F9]*[TESTREPS_10.F10]" office:value-type="float" office:value="8" calcext:value-type="float">
            <text:p>8</text:p>
          </table:table-cell>
          <table:table-cell table:style-name="ce4" table:formula="of:=[TESTREPS_10.G9]*[TESTREPS_10.G10]" office:value-type="float" office:value="6" calcext:value-type="float">
            <text:p>6</text:p>
          </table:table-cell>
          <table:table-cell table:style-name="ce4" table:formula="of:=[TESTREPS_10.H9]*[TESTREPS_10.H10]" office:value-type="float" office:value="3" calcext:value-type="float">
            <text:p>3</text:p>
          </table:table-cell>
          <table:table-cell table:style-name="ce4" table:formula="of:=[TESTREPS_10.I9]*[TESTREPS_10.I10]" office:value-type="float" office:value="2" calcext:value-type="float">
            <text:p>2</text:p>
          </table:table-cell>
          <table:table-cell table:style-name="ce4" table:formula="of:=[TESTREPS_10.J9]*[TESTREPS_10.J10]" office:value-type="float" office:value="2" calcext:value-type="float">
            <text:p>2</text:p>
          </table:table-cell>
          <table:table-cell table:style-name="ce4" table:formula="of:=[TESTREPS_10.K9]*[TESTREPS_10.K10]" office:value-type="float" office:value="1" calcext:value-type="float">
            <text:p>1</text:p>
          </table:table-cell>
          <table:table-cell/>
          <table:table-cell table:style-name="ce4" table:number-columns-repeated="9"/>
        </table:table-row>
        <table:table-row table:style-name="ro1">
          <table:table-cell/>
          <table:table-cell table:style-name="ce5" office:value-type="string" calcext:value-type="string">
            <text:p>PercentageAreaCoveredHorizontal</text:p>
          </table:table-cell>
          <table:table-cell table:style-name="ce5" table:formula="of:=([TESTREPS_10.C9]*[TESTREPS_10.C$16])/[TESTREPS_10.C$6]" office:value-type="float" office:value="0.9765625" calcext:value-type="float">
            <text:p>0.977</text:p>
          </table:table-cell>
          <table:table-cell table:style-name="ce5" table:formula="of:=([TESTREPS_10.D9]*[TESTREPS_10.D$16])/[TESTREPS_10.D$6]" office:value-type="float" office:value="0.9375" calcext:value-type="float">
            <text:p>0.938</text:p>
          </table:table-cell>
          <table:table-cell table:style-name="ce5" table:formula="of:=([TESTREPS_10.E9]*[TESTREPS_10.E$16])/[TESTREPS_10.E$6]" office:value-type="float" office:value="0.9375" calcext:value-type="float">
            <text:p>0.938</text:p>
          </table:table-cell>
          <table:table-cell table:style-name="ce5" table:formula="of:=([TESTREPS_10.F9]*[TESTREPS_10.F$16])/[TESTREPS_10.F$6]" office:value-type="float" office:value="0.9375" calcext:value-type="float">
            <text:p>0.938</text:p>
          </table:table-cell>
          <table:table-cell table:style-name="ce5" table:formula="of:=([TESTREPS_10.G9]*[TESTREPS_10.G$16])/[TESTREPS_10.G$6]" office:value-type="float" office:value="0.8203125" calcext:value-type="float">
            <text:p>0.820</text:p>
          </table:table-cell>
          <table:table-cell table:style-name="ce5" table:formula="of:=([TESTREPS_10.H9]*[TESTREPS_10.H$16])/[TESTREPS_10.H$6]" office:value-type="float" office:value="0.9375" calcext:value-type="float">
            <text:p>0.938</text:p>
          </table:table-cell>
          <table:table-cell table:style-name="ce5" table:formula="of:=([TESTREPS_10.I9]*[TESTREPS_10.I$16])/[TESTREPS_10.I$6]" office:value-type="float" office:value="0.78125" calcext:value-type="float">
            <text:p>0.781</text:p>
          </table:table-cell>
          <table:table-cell table:style-name="ce5" table:formula="of:=([TESTREPS_10.J9]*[TESTREPS_10.J$16])/[TESTREPS_10.J$6]" office:value-type="float" office:value="0.9375" calcext:value-type="float">
            <text:p>0.938</text:p>
          </table:table-cell>
          <table:table-cell table:style-name="ce5" table:formula="of:=([TESTREPS_10.K9]*[TESTREPS_10.K$16])/[TESTREPS_10.K$6]" office:value-type="float" office:value="0.546875" calcext:value-type="float">
            <text:p>0.547</text:p>
          </table:table-cell>
          <table:table-cell/>
          <table:table-cell table:style-name="ce5" table:number-columns-repeated="9"/>
        </table:table-row>
        <table:table-row table:style-name="ro1">
          <table:table-cell/>
          <table:table-cell table:style-name="ce5" office:value-type="string" calcext:value-type="string">
            <text:p>PercentageAreaCoveredVertical</text:p>
          </table:table-cell>
          <table:table-cell table:style-name="ce5" table:formula="of:=([TESTREPS_10.C10]*[TESTREPS_10.C$16])/[TESTREPS_10.C$7]" office:value-type="float" office:value="0.972222222222222" calcext:value-type="float">
            <text:p>0.972</text:p>
          </table:table-cell>
          <table:table-cell table:style-name="ce5" table:formula="of:=([TESTREPS_10.D10]*[TESTREPS_10.D$16])/[TESTREPS_10.D$7]" office:value-type="float" office:value="0.972222222222222" calcext:value-type="float">
            <text:p>0.972</text:p>
          </table:table-cell>
          <table:table-cell table:style-name="ce5" table:formula="of:=([TESTREPS_10.E10]*[TESTREPS_10.E$16])/[TESTREPS_10.E$7]" office:value-type="float" office:value="0.833333333333333" calcext:value-type="float">
            <text:p>0.833</text:p>
          </table:table-cell>
          <table:table-cell table:style-name="ce5" table:formula="of:=([TESTREPS_10.F10]*[TESTREPS_10.F$16])/[TESTREPS_10.F$7]" office:value-type="float" office:value="0.833333333333333" calcext:value-type="float">
            <text:p>0.833</text:p>
          </table:table-cell>
          <table:table-cell table:style-name="ce5" table:formula="of:=([TESTREPS_10.G10]*[TESTREPS_10.G$16])/[TESTREPS_10.G$7]" office:value-type="float" office:value="0.972222222222222" calcext:value-type="float">
            <text:p>0.972</text:p>
          </table:table-cell>
          <table:table-cell table:style-name="ce5" table:formula="of:=([TESTREPS_10.H10]*[TESTREPS_10.H$16])/[TESTREPS_10.H$7]" office:value-type="float" office:value="0.555555555555556" calcext:value-type="float">
            <text:p>0.556</text:p>
          </table:table-cell>
          <table:table-cell table:style-name="ce5" table:formula="of:=([TESTREPS_10.I10]*[TESTREPS_10.I$16])/[TESTREPS_10.I$7]" office:value-type="float" office:value="0.694444444444444" calcext:value-type="float">
            <text:p>0.694</text:p>
          </table:table-cell>
          <table:table-cell table:style-name="ce5" table:formula="of:=([TESTREPS_10.J10]*[TESTREPS_10.J$16])/[TESTREPS_10.J$7]" office:value-type="float" office:value="0.833333333333333" calcext:value-type="float">
            <text:p>0.833</text:p>
          </table:table-cell>
          <table:table-cell table:style-name="ce5" table:formula="of:=([TESTREPS_10.K10]*[TESTREPS_10.K$16])/[TESTREPS_10.K$7]" office:value-type="float" office:value="0.972222222222222" calcext:value-type="float">
            <text:p>0.972</text:p>
          </table:table-cell>
          <table:table-cell/>
          <table:table-cell table:style-name="ce5" table:number-columns-repeated="9"/>
        </table:table-row>
        <table:table-row table:style-name="ro1">
          <table:table-cell/>
          <table:table-cell table:style-name="ce6" office:value-type="string" calcext:value-type="string">
            <text:p>AreaCovered</text:p>
          </table:table-cell>
          <table:table-cell table:style-name="ce8" table:formula="of:=(SUM([TESTREPS_10.C12]+[TESTREPS_10.C13])/2)" office:value-type="float" office:value="0.974392361111111" calcext:value-type="float">
            <text:p>0.97</text:p>
          </table:table-cell>
          <table:table-cell table:style-name="ce8" table:formula="of:=(SUM([TESTREPS_10.D12]+[TESTREPS_10.D13])/2)" office:value-type="float" office:value="0.954861111111111" calcext:value-type="float">
            <text:p>0.95</text:p>
          </table:table-cell>
          <table:table-cell table:style-name="ce8" table:formula="of:=(SUM([TESTREPS_10.E12]+[TESTREPS_10.E13])/2)" office:value-type="float" office:value="0.885416666666667" calcext:value-type="float">
            <text:p>0.89</text:p>
          </table:table-cell>
          <table:table-cell table:style-name="ce8" table:formula="of:=(SUM([TESTREPS_10.F12]+[TESTREPS_10.F13])/2)" office:value-type="float" office:value="0.885416666666667" calcext:value-type="float">
            <text:p>0.89</text:p>
          </table:table-cell>
          <table:table-cell table:style-name="ce8" table:formula="of:=(SUM([TESTREPS_10.G12]+[TESTREPS_10.G13])/2)" office:value-type="float" office:value="0.896267361111111" calcext:value-type="float">
            <text:p>0.90</text:p>
          </table:table-cell>
          <table:table-cell table:style-name="ce8" table:formula="of:=(SUM([TESTREPS_10.H12]+[TESTREPS_10.H13])/2)" office:value-type="float" office:value="0.746527777777778" calcext:value-type="float">
            <text:p>0.75</text:p>
          </table:table-cell>
          <table:table-cell table:style-name="ce8" table:formula="of:=(SUM([TESTREPS_10.I12]+[TESTREPS_10.I13])/2)" office:value-type="float" office:value="0.737847222222222" calcext:value-type="float">
            <text:p>0.74</text:p>
          </table:table-cell>
          <table:table-cell table:style-name="ce8" table:formula="of:=(SUM([TESTREPS_10.J12]+[TESTREPS_10.J13])/2)" office:value-type="float" office:value="0.885416666666667" calcext:value-type="float">
            <text:p>0.89</text:p>
          </table:table-cell>
          <table:table-cell table:style-name="ce8" table:formula="of:=(SUM([TESTREPS_10.K12]+[TESTREPS_10.K13])/2)" office:value-type="float" office:value="0.759548611111111" calcext:value-type="float">
            <text:p>0.76</text:p>
          </table:table-cell>
          <table:table-cell/>
          <table:table-cell table:style-name="ce8" table:number-columns-repeated="9"/>
        </table:table-row>
        <table:table-row table:style-name="ro1">
          <table:table-cell table:number-columns-repeated="2"/>
          <table:table-cell table:style-name="ce7" table:number-columns-repeated="8"/>
          <table:table-cell table:number-columns-repeated="11"/>
        </table:table-row>
        <table:table-row table:style-name="ro1">
          <table:table-cell/>
          <table:table-cell office:value-type="string" calcext:value-type="string">
            <text:p>CropSiz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icro FScore</text:p>
          </table:table-cell>
          <table:table-cell office:value-type="float" office:value="0.254896" calcext:value-type="float">
            <text:p>0.254896</text:p>
          </table:table-cell>
          <table:table-cell office:value-type="float" office:value="0.347579" calcext:value-type="float">
            <text:p>0.347579</text:p>
          </table:table-cell>
          <table:table-cell office:value-type="float" office:value="0.55306" calcext:value-type="float">
            <text:p>0.55306</text:p>
          </table:table-cell>
          <table:table-cell office:value-type="float" office:value="0.652778" calcext:value-type="float">
            <text:p>0.652778</text:p>
          </table:table-cell>
          <table:table-cell office:value-type="float" office:value="0.680556" calcext:value-type="float">
            <text:p>0.680556</text:p>
          </table:table-cell>
          <table:table-cell office:value-type="float" office:value="0.722222" calcext:value-type="float">
            <text:p>0.722222</text:p>
          </table:table-cell>
          <table:table-cell table:number-columns-repeated="2" office:value-type="float" office:value="0.763889" calcext:value-type="float">
            <text:p>0.763889</text:p>
          </table:table-cell>
          <table:table-cell office:value-type="float" office:value="0.888889" calcext:value-type="float">
            <text:p>0.888889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acro FScore</text:p>
          </table:table-cell>
          <table:table-cell office:value-type="float" office:value="0.255261" calcext:value-type="float">
            <text:p>0.255261</text:p>
          </table:table-cell>
          <table:table-cell office:value-type="float" office:value="0.344471" calcext:value-type="float">
            <text:p>0.344471</text:p>
          </table:table-cell>
          <table:table-cell office:value-type="float" office:value="0.554879" calcext:value-type="float">
            <text:p>0.554879</text:p>
          </table:table-cell>
          <table:table-cell office:value-type="float" office:value="0.651672" calcext:value-type="float">
            <text:p>0.651672</text:p>
          </table:table-cell>
          <table:table-cell office:value-type="float" office:value="0.680886" calcext:value-type="float">
            <text:p>0.680886</text:p>
          </table:table-cell>
          <table:table-cell office:value-type="float" office:value="0.737136" calcext:value-type="float">
            <text:p>0.737136</text:p>
          </table:table-cell>
          <table:table-cell office:value-type="float" office:value="0.76372" calcext:value-type="float">
            <text:p>0.76372</text:p>
          </table:table-cell>
          <table:table-cell office:value-type="float" office:value="0.767637" calcext:value-type="float">
            <text:p>0.767637</text:p>
          </table:table-cell>
          <table:table-cell office:value-type="float" office:value="0.887299" calcext:value-type="float">
            <text:p>0.887299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Gras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257" calcext:value-type="float">
            <text:p>257</text:p>
          </table:table-cell>
          <table:table-cell office:value-type="float" office:value="137" calcext:value-type="float">
            <text:p>137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1537" calcext:value-type="float">
            <text:p>1537</text:p>
          </table:table-cell>
          <table:table-cell office:value-type="float" office:value="466" calcext:value-type="float">
            <text:p>466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8616" calcext:value-type="float">
            <text:p>8616</text:p>
          </table:table-cell>
          <table:table-cell office:value-type="float" office:value="1997" calcext:value-type="float">
            <text:p>1997</text:p>
          </table:table-cell>
          <table:table-cell office:value-type="float" office:value="468" calcext:value-type="float">
            <text:p>468</text:p>
          </table:table-cell>
          <table:table-cell office:value-type="float" office:value="223" calcext:value-type="float">
            <text:p>223</text:p>
          </table:table-cell>
          <table:table-cell office:value-type="float" office:value="115" calcext:value-type="float">
            <text:p>115</text:p>
          </table:table-cell>
          <table:table-cell office:value-type="float" office:value="85" calcext:value-type="float">
            <text:p>85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1843" calcext:value-type="float">
            <text:p>1843</text:p>
          </table:table-cell>
          <table:table-cell office:value-type="float" office:value="367" calcext:value-type="float">
            <text:p>367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Hedg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316" calcext:value-type="float">
            <text:p>316</text:p>
          </table:table-cell>
          <table:table-cell office:value-type="float" office:value="133" calcext:value-type="float">
            <text:p>133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740" calcext:value-type="float">
            <text:p>740</text:p>
          </table:table-cell>
          <table:table-cell office:value-type="float" office:value="162" calcext:value-type="float">
            <text:p>162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9415" calcext:value-type="float">
            <text:p>9415</text:p>
          </table:table-cell>
          <table:table-cell office:value-type="float" office:value="2305" calcext:value-type="float">
            <text:p>2305</text:p>
          </table:table-cell>
          <table:table-cell office:value-type="float" office:value="506" calcext:value-type="float">
            <text:p>506</text:p>
          </table:table-cell>
          <table:table-cell office:value-type="float" office:value="229" calcext:value-type="float">
            <text:p>229</text:p>
          </table:table-cell>
          <table:table-cell office:value-type="float" office:value="112" calcext:value-type="float">
            <text:p>112</text:p>
          </table:table-cell>
          <table:table-cell office:value-type="float" office:value="89" calcext:value-type="float">
            <text:p>89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1784" calcext:value-type="float">
            <text:p>1784</text:p>
          </table:table-cell>
          <table:table-cell office:value-type="float" office:value="371" calcext:value-type="float">
            <text:p>371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RectPavin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498" calcext:value-type="float">
            <text:p>498</text:p>
          </table:table-cell>
          <table:table-cell office:value-type="float" office:value="85" calcext:value-type="float">
            <text:p>85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1941" calcext:value-type="float">
            <text:p>1941</text:p>
          </table:table-cell>
          <table:table-cell office:value-type="float" office:value="307" calcext:value-type="float">
            <text:p>307</text:p>
          </table:table-cell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8320" calcext:value-type="float">
            <text:p>8320</text:p>
          </table:table-cell>
          <table:table-cell office:value-type="float" office:value="2171" calcext:value-type="float">
            <text:p>2171</text:p>
          </table:table-cell>
          <table:table-cell office:value-type="float" office:value="464" calcext:value-type="float">
            <text:p>464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 office:value-type="float" office:value="86" calcext:value-type="float">
            <text:p>86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1602" calcext:value-type="float">
            <text:p>1602</text:p>
          </table:table-cell>
          <table:table-cell office:value-type="float" office:value="419" calcext:value-type="float">
            <text:p>419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SmallBlock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457" calcext:value-type="float">
            <text:p>457</text:p>
          </table:table-cell>
          <table:table-cell office:value-type="float" office:value="147" calcext:value-type="float">
            <text:p>147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634" calcext:value-type="float">
            <text:p>634</text:p>
          </table:table-cell>
          <table:table-cell office:value-type="float" office:value="161" calcext:value-type="float">
            <text:p>161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9543" calcext:value-type="float">
            <text:p>9543</text:p>
          </table:table-cell>
          <table:table-cell office:value-type="float" office:value="2332" calcext:value-type="float">
            <text:p>2332</text:p>
          </table:table-cell>
          <table:table-cell office:value-type="float" office:value="511" calcext:value-type="float">
            <text:p>511</text:p>
          </table:table-cell>
          <table:table-cell office:value-type="float" office:value="218" calcext:value-type="float">
            <text:p>218</text:p>
          </table:table-cell>
          <table:table-cell office:value-type="float" office:value="115" calcext:value-type="float">
            <text:p>11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1643" calcext:value-type="float">
            <text:p>1643</text:p>
          </table:table-cell>
          <table:table-cell office:value-type="float" office:value="357" calcext:value-type="float">
            <text:p>357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UnDefined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382" calcext:value-type="float">
            <text:p>382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tarmac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1441" calcext:value-type="float">
            <text:p>1441</text:p>
          </table:table-cell>
          <table:table-cell office:value-type="float" office:value="457" calcext:value-type="float">
            <text:p>457</text:p>
          </table:table-cell>
          <table:table-cell office:value-type="float" office:value="87" calcext:value-type="float">
            <text:p>87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3400" calcext:value-type="float">
            <text:p>3400</text:p>
          </table:table-cell>
          <table:table-cell office:value-type="float" office:value="600" calcext:value-type="float">
            <text:p>600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6757" calcext:value-type="float">
            <text:p>6757</text:p>
          </table:table-cell>
          <table:table-cell office:value-type="float" office:value="1863" calcext:value-type="float">
            <text:p>1863</text:p>
          </table:table-cell>
          <table:table-cell office:value-type="float" office:value="489" calcext:value-type="float">
            <text:p>489</text:p>
          </table:table-cell>
          <table:table-cell office:value-type="float" office:value="232" calcext:value-type="float">
            <text:p>232</text:p>
          </table:table-cell>
          <table:table-cell office:value-type="float" office:value="114" calcext:value-type="float">
            <text:p>114</text:p>
          </table:table-cell>
          <table:table-cell office:value-type="float" office:value="90" calcext:value-type="float">
            <text:p>90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659" calcext:value-type="float">
            <text:p>659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unevenBrick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194" calcext:value-type="float">
            <text:p>194</text:p>
          </table:table-cell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803" calcext:value-type="float">
            <text:p>803</text:p>
          </table:table-cell>
          <table:table-cell office:value-type="float" office:value="229" calcext:value-type="float">
            <text:p>229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9384" calcext:value-type="float">
            <text:p>9384</text:p>
          </table:table-cell>
          <table:table-cell office:value-type="float" office:value="2237" calcext:value-type="float">
            <text:p>2237</text:p>
          </table:table-cell>
          <table:table-cell office:value-type="float" office:value="491" calcext:value-type="float">
            <text:p>491</text:p>
          </table:table-cell>
          <table:table-cell office:value-type="float" office:value="216" calcext:value-type="float">
            <text:p>216</text:p>
          </table:table-cell>
          <table:table-cell office:value-type="float" office:value="111" calcext:value-type="float">
            <text:p>111</text:p>
          </table:table-cell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1906" calcext:value-type="float">
            <text:p>1906</text:p>
          </table:table-cell>
          <table:table-cell office:value-type="float" office:value="422" calcext:value-type="float">
            <text:p>422</text:p>
          </table:table-cell>
          <table:table-cell office:value-type="float" office:value="68" calcext:value-type="float">
            <text:p>68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143255" calcext:value-type="float">
            <text:p>0.143255</text:p>
          </table:table-cell>
          <table:table-cell office:value-type="float" office:value="0.227197" calcext:value-type="float">
            <text:p>0.227197</text:p>
          </table:table-cell>
          <table:table-cell office:value-type="float" office:value="0.464" calcext:value-type="float">
            <text:p>0.464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761905" calcext:value-type="float">
            <text:p>0.76190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818182" calcext:value-type="float">
            <text:p>0.818182</text:p>
          </table:table-cell>
          <table:table-cell office:value-type="float" office:value="0.769231" calcext:value-type="float">
            <text:p>0.76923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299242" calcext:value-type="float">
            <text:p>0.299242</text:p>
          </table:table-cell>
          <table:table-cell office:value-type="float" office:value="0.450847" calcext:value-type="float">
            <text:p>0.450847</text:p>
          </table:table-cell>
          <table:table-cell office:value-type="float" office:value="0.712871" calcext:value-type="float">
            <text:p>0.712871</text:p>
          </table:table-cell>
          <table:table-cell office:value-type="float" office:value="0.738095" calcext:value-type="float">
            <text:p>0.738095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0.928571" calcext:value-type="float">
            <text:p>0.928571</text:p>
          </table:table-cell>
          <table:table-cell office:value-type="float" office:value="0.769231" calcext:value-type="float">
            <text:p>0.769231</text:p>
          </table:table-cell>
          <table:table-cell office:value-type="float" office:value="1" calcext:value-type="float">
            <text:p>1</text:p>
          </table:table-cell>
          <table:table-cell office:value-type="float" office:value="0.857143" calcext:value-type="float">
            <text:p>0.85714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204182" calcext:value-type="float">
            <text:p>0.204182</text:p>
          </table:table-cell>
          <table:table-cell office:value-type="float" office:value="0.216837" calcext:value-type="float">
            <text:p>0.216837</text:p>
          </table:table-cell>
          <table:table-cell office:value-type="float" office:value="0.422764" calcext:value-type="float">
            <text:p>0.422764</text:p>
          </table:table-cell>
          <table:table-cell office:value-type="float" office:value="0.560976" calcext:value-type="float">
            <text:p>0.560976</text:p>
          </table:table-cell>
          <table:table-cell office:value-type="float" office:value="0.5" calcext:value-type="float">
            <text:p>0.5</text:p>
          </table:table-cell>
          <table:table-cell office:value-type="float" office:value="0.733333" calcext:value-type="float">
            <text:p>0.733333</text:p>
          </table:table-cell>
          <table:table-cell office:value-type="float" office:value="0.692308" calcext:value-type="float">
            <text:p>0.692308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418882" calcext:value-type="float">
            <text:p>0.418882</text:p>
          </table:table-cell>
          <table:table-cell office:value-type="float" office:value="0.477273" calcext:value-type="float">
            <text:p>0.477273</text:p>
          </table:table-cell>
          <table:table-cell office:value-type="float" office:value="0.623377" calcext:value-type="float">
            <text:p>0.623377</text:p>
          </table:table-cell>
          <table:table-cell office:value-type="float" office:value="0.568627" calcext:value-type="float">
            <text:p>0.568627</text:p>
          </table:table-cell>
          <table:table-cell office:value-type="float" office:value="0.761905" calcext:value-type="float">
            <text:p>0.761905</text:p>
          </table:table-cell>
          <table:table-cell office:value-type="float" office:value="0.722222" calcext:value-type="float">
            <text:p>0.722222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857143" calcext:value-type="float">
            <text:p>0.85714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297666" calcext:value-type="float">
            <text:p>0.297666</text:p>
          </table:table-cell>
          <table:table-cell office:value-type="float" office:value="0.432356" calcext:value-type="float">
            <text:p>0.432356</text:p>
          </table:table-cell>
          <table:table-cell office:value-type="float" office:value="0.654135" calcext:value-type="float">
            <text:p>0.654135</text:p>
          </table:table-cell>
          <table:table-cell office:value-type="float" office:value="0.849057" calcext:value-type="float">
            <text:p>0.849057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1" calcext:value-type="float">
            <text:p>1</text:p>
          </table:table-cell>
          <table:table-cell office:value-type="float" office:value="0.857143" calcext:value-type="float">
            <text:p>0.85714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194584" calcext:value-type="float">
            <text:p>0.194584</text:p>
          </table:table-cell>
          <table:table-cell office:value-type="float" office:value="0.263666" calcext:value-type="float">
            <text:p>0.263666</text:p>
          </table:table-cell>
          <table:table-cell office:value-type="float" office:value="0.47619" calcext:value-type="float">
            <text:p>0.47619</text:p>
          </table:table-cell>
          <table:table-cell office:value-type="float" office:value="0.52" calcext:value-type="float">
            <text:p>0.52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454545" calcext:value-type="float">
            <text:p>0.454545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122381" calcext:value-type="float">
            <text:p>0.122381</text:p>
          </table:table-cell>
          <table:table-cell office:value-type="float" office:value="0.271825" calcext:value-type="float">
            <text:p>0.271825</text:p>
          </table:table-cell>
          <table:table-cell office:value-type="float" office:value="0.537037" calcext:value-type="float">
            <text:p>0.537037</text:p>
          </table:table-cell>
          <table:table-cell office:value-type="float" office:value="0.708333" calcext:value-type="float">
            <text:p>0.708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75" calcext:value-type="float">
            <text:p>0.75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150476" calcext:value-type="float">
            <text:p>0.150476</text:p>
          </table:table-cell>
          <table:table-cell office:value-type="float" office:value="0.263889" calcext:value-type="float">
            <text:p>0.263889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645833" calcext:value-type="float">
            <text:p>0.645833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722222" calcext:value-type="float">
            <text:p>0.722222</text:p>
          </table:table-cell>
          <table:table-cell table:number-columns-repeated="2" office:value-type="float" office:value="0.833333" calcext:value-type="float">
            <text:p>0.83333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237143" calcext:value-type="float">
            <text:p>0.237143</text:p>
          </table:table-cell>
          <table:table-cell office:value-type="float" office:value="0.168651" calcext:value-type="float">
            <text:p>0.168651</text:p>
          </table:table-cell>
          <table:table-cell office:value-type="float" office:value="0.481481" calcext:value-type="float">
            <text:p>0.481481</text:p>
          </table:table-cell>
          <table:table-cell office:value-type="float" office:value="0.479167" calcext:value-type="float">
            <text:p>0.479167</text:p>
          </table:table-cell>
          <table:table-cell office:value-type="float" office:value="0.541667" calcext:value-type="float">
            <text:p>0.541667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217619" calcext:value-type="float">
            <text:p>0.217619</text:p>
          </table:table-cell>
          <table:table-cell office:value-type="float" office:value="0.291667" calcext:value-type="float">
            <text:p>0.291667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0.604167" calcext:value-type="float">
            <text:p>0.604167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722222" calcext:value-type="float">
            <text:p>0.722222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68619" calcext:value-type="float">
            <text:p>0.68619</text:p>
          </table:table-cell>
          <table:table-cell office:value-type="float" office:value="0.906746" calcext:value-type="float">
            <text:p>0.906746</text:p>
          </table:table-cell>
          <table:table-cell office:value-type="float" office:value="0.805556" calcext:value-type="float">
            <text:p>0.805556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875" calcext:value-type="float">
            <text:p>0.87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092381" calcext:value-type="float">
            <text:p>0.092381</text:p>
          </table:table-cell>
          <table:table-cell office:value-type="float" office:value="0.162698" calcext:value-type="float">
            <text:p>0.162698</text:p>
          </table:table-cell>
          <table:table-cell office:value-type="float" office:value="0.37037" calcext:value-type="float">
            <text:p>0.37037</text:p>
          </table:table-cell>
          <table:table-cell office:value-type="float" office:value="0.541667" calcext:value-type="float">
            <text:p>0.54166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666667" calcext:value-type="float">
            <text:p>0.666667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666667" calcext:value-type="float">
            <text:p>0.666667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Score</text:p>
          </table:table-cell>
          <table:table-cell table:number-columns-repeated="19"/>
        </table:table-row>
        <table:table-row table:style-name="ro1">
          <table:table-cell table:style-name="ce3" office:value-type="string" calcext:value-type="string" table:number-columns-spanned="1" table:number-rows-spanned="6">
            <text:p>FScore</text:p>
          </table:table-cell>
          <table:table-cell office:value-type="string" calcext:value-type="string">
            <text:p>Grass</text:p>
          </table:table-cell>
          <table:table-cell office:value-type="float" office:value="0.131998" calcext:value-type="float">
            <text:p>0.131998</text:p>
          </table:table-cell>
          <table:table-cell office:value-type="float" office:value="0.247516" calcext:value-type="float">
            <text:p>0.247516</text:p>
          </table:table-cell>
          <table:table-cell office:value-type="float" office:value="0.497854" calcext:value-type="float">
            <text:p>0.497854</text:p>
          </table:table-cell>
          <table:table-cell office:value-type="float" office:value="0.686869" calcext:value-type="float">
            <text:p>0.686869</text:p>
          </table:table-cell>
          <table:table-cell office:value-type="float" office:value="0.711111" calcext:value-type="float">
            <text:p>0.711111</text:p>
          </table:table-cell>
          <table:table-cell office:value-type="float" office:value="0.647059" calcext:value-type="float">
            <text:p>0.647059</text:p>
          </table:table-cell>
          <table:table-cell office:value-type="float" office:value="0.782609" calcext:value-type="float">
            <text:p>0.782609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covered-table-cell table:style-name="ce3"/>
          <table:table-cell office:value-type="string" calcext:value-type="string">
            <text:p>Hedge</text:p>
          </table:table-cell>
          <table:table-cell table:style-name="ce1" office:value-type="float" office:value="0.200253" calcext:value-type="float">
            <text:p>0.200253</text:p>
          </table:table-cell>
          <table:table-cell office:value-type="float" office:value="0.332916" calcext:value-type="float">
            <text:p>0.332916</text:p>
          </table:table-cell>
          <table:table-cell office:value-type="float" office:value="0.688995" calcext:value-type="float">
            <text:p>0.688995</text:p>
          </table:table-cell>
          <table:table-cell office:value-type="float" office:value="0.688889" calcext:value-type="float">
            <text:p>0.688889</text:p>
          </table:table-cell>
          <table:table-cell office:value-type="float" office:value="0.769231" calcext:value-type="float">
            <text:p>0.769231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8" calcext:value-type="float">
            <text:p>0.8</text:p>
          </table:table-cell>
          <table:table-cell office:value-type="float" office:value="0.909091" calcext:value-type="float">
            <text:p>0.909091</text:p>
          </table:table-cell>
          <table:table-cell office:value-type="float" office:value="0.923077" calcext:value-type="float">
            <text:p>0.923077</text:p>
          </table:table-cell>
          <table:table-cell table:number-columns-repeated="10"/>
        </table:table-row>
        <table:table-row table:style-name="ro1">
          <table:covered-table-cell table:style-name="ce1"/>
          <table:table-cell office:value-type="string" calcext:value-type="string">
            <text:p>RectPaving</text:p>
          </table:table-cell>
          <table:table-cell office:value-type="float" office:value="0.219432" calcext:value-type="float">
            <text:p>0.219432</text:p>
          </table:table-cell>
          <table:table-cell office:value-type="float" office:value="0.189732" calcext:value-type="float">
            <text:p>0.189732</text:p>
          </table:table-cell>
          <table:table-cell office:value-type="float" office:value="0.450216" calcext:value-type="float">
            <text:p>0.450216</text:p>
          </table:table-cell>
          <table:table-cell office:value-type="float" office:value="0.516854" calcext:value-type="float">
            <text:p>0.516854</text:p>
          </table:table-cell>
          <table:table-cell office:value-type="float" office:value="0.52" calcext:value-type="float">
            <text:p>0.52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72" calcext:value-type="float">
            <text:p>0.72</text:p>
          </table:table-cell>
          <table:table-cell office:value-type="float" office:value="0.615385" calcext:value-type="float">
            <text:p>0.615385</text:p>
          </table:table-cell>
          <table:table-cell office:value-type="float" office:value="0.727273" calcext:value-type="float">
            <text:p>0.727273</text:p>
          </table:table-cell>
          <table:table-cell table:number-columns-repeated="10"/>
        </table:table-row>
        <table:table-row table:style-name="ro1">
          <table:covered-table-cell/>
          <table:table-cell office:value-type="string" calcext:value-type="string">
            <text:p>SmallBlocks</text:p>
          </table:table-cell>
          <table:table-cell office:value-type="float" office:value="0.286431" calcext:value-type="float">
            <text:p>0.286431</text:p>
          </table:table-cell>
          <table:table-cell office:value-type="float" office:value="0.362069" calcext:value-type="float">
            <text:p>0.362069</text:p>
          </table:table-cell>
          <table:table-cell office:value-type="float" office:value="0.518919" calcext:value-type="float">
            <text:p>0.518919</text:p>
          </table:table-cell>
          <table:table-cell office:value-type="float" office:value="0.585859" calcext:value-type="float">
            <text:p>0.585859</text:p>
          </table:table-cell>
          <table:table-cell office:value-type="float" office:value="0.711111" calcext:value-type="float">
            <text:p>0.711111</text:p>
          </table:table-cell>
          <table:table-cell office:value-type="float" office:value="0.722222" calcext:value-type="float">
            <text:p>0.722222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923077" calcext:value-type="float">
            <text:p>0.923077</text:p>
          </table:table-cell>
          <table:table-cell table:number-columns-repeated="10"/>
        </table:table-row>
        <table:table-row table:style-name="ro1">
          <table:covered-table-cell/>
          <table:table-cell office:value-type="string" calcext:value-type="string">
            <text:p>tarmac</text:p>
          </table:table-cell>
          <table:table-cell office:value-type="float" office:value="0.415214" calcext:value-type="float">
            <text:p>0.415214</text:p>
          </table:table-cell>
          <table:table-cell office:value-type="float" office:value="0.585522" calcext:value-type="float">
            <text:p>0.585522</text:p>
          </table:table-cell>
          <table:table-cell office:value-type="float" office:value="0.721992" calcext:value-type="float">
            <text:p>0.721992</text:p>
          </table:table-cell>
          <table:table-cell office:value-type="float" office:value="0.891089" calcext:value-type="float">
            <text:p>0.891089</text:p>
          </table:table-cell>
          <table:table-cell office:value-type="float" office:value="0.823529" calcext:value-type="float">
            <text:p>0.823529</text:p>
          </table:table-cell>
          <table:table-cell office:value-type="float" office:value="1" calcext:value-type="float">
            <text:p>1</text:p>
          </table:table-cell>
          <table:table-cell office:value-type="float" office:value="0.923077" calcext:value-type="float">
            <text:p>0.92307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covered-table-cell/>
          <table:table-cell office:value-type="string" calcext:value-type="string">
            <text:p>unevenBricks</text:p>
          </table:table-cell>
          <table:table-cell office:value-type="float" office:value="0.125283" calcext:value-type="float">
            <text:p>0.125283</text:p>
          </table:table-cell>
          <table:table-cell office:value-type="float" office:value="0.201227" calcext:value-type="float">
            <text:p>0.201227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530612" calcext:value-type="float">
            <text:p>0.530612</text:p>
          </table:table-cell>
          <table:table-cell table:number-columns-repeated="2" office:value-type="float" office:value="0.533333" calcext:value-type="float">
            <text:p>0.53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434783" calcext:value-type="float">
            <text:p>0.434783</text:p>
          </table:table-cell>
          <table:table-cell office:value-type="float" office:value="0.727273" calcext:value-type="float">
            <text:p>0.727273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TextonDictionary</text:p>
          </table:table-cell>
          <table:table-cell table:style-name="ce1" office:value-type="float" office:value="49597" calcext:value-type="float">
            <text:p>49597</text:p>
          </table:table-cell>
          <table:table-cell office:value-type="float" office:value="47799" calcext:value-type="float">
            <text:p>47799</text:p>
          </table:table-cell>
          <table:table-cell office:value-type="float" office:value="42453" calcext:value-type="float">
            <text:p>42453</text:p>
          </table:table-cell>
          <table:table-cell office:value-type="float" office:value="56233" calcext:value-type="float">
            <text:p>56233</text:p>
          </table:table-cell>
          <table:table-cell office:value-type="float" office:value="57232" calcext:value-type="float">
            <text:p>57232</text:p>
          </table:table-cell>
          <table:table-cell office:value-type="float" office:value="37486" calcext:value-type="float">
            <text:p>37486</text:p>
          </table:table-cell>
          <table:table-cell office:value-type="float" office:value="37502" calcext:value-type="float">
            <text:p>37502</text:p>
          </table:table-cell>
          <table:table-cell office:value-type="float" office:value="51610" calcext:value-type="float">
            <text:p>51610</text:p>
          </table:table-cell>
          <table:table-cell office:value-type="float" office:value="37458" calcext:value-type="float">
            <text:p>37458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odels</text:p>
          </table:table-cell>
          <table:table-cell table:style-name="ce1" office:value-type="float" office:value="46395" calcext:value-type="float">
            <text:p>46395</text:p>
          </table:table-cell>
          <table:table-cell office:value-type="float" office:value="44731" calcext:value-type="float">
            <text:p>44731</text:p>
          </table:table-cell>
          <table:table-cell office:value-type="float" office:value="41147" calcext:value-type="float">
            <text:p>41147</text:p>
          </table:table-cell>
          <table:table-cell office:value-type="float" office:value="58596" calcext:value-type="float">
            <text:p>58596</text:p>
          </table:table-cell>
          <table:table-cell office:value-type="float" office:value="53316" calcext:value-type="float">
            <text:p>53316</text:p>
          </table:table-cell>
          <table:table-cell office:value-type="float" office:value="36216" calcext:value-type="float">
            <text:p>36216</text:p>
          </table:table-cell>
          <table:table-cell office:value-type="float" office:value="36500" calcext:value-type="float">
            <text:p>36500</text:p>
          </table:table-cell>
          <table:table-cell office:value-type="float" office:value="49197" calcext:value-type="float">
            <text:p>49197</text:p>
          </table:table-cell>
          <table:table-cell office:value-type="float" office:value="36506" calcext:value-type="float">
            <text:p>3650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ovelImgs</text:p>
          </table:table-cell>
          <table:table-cell table:style-name="ce1" office:value-type="float" office:value="227454" calcext:value-type="float">
            <text:p>227454</text:p>
          </table:table-cell>
          <table:table-cell office:value-type="float" office:value="217559" calcext:value-type="float">
            <text:p>217559</text:p>
          </table:table-cell>
          <table:table-cell office:value-type="float" office:value="248555" calcext:value-type="float">
            <text:p>248555</text:p>
          </table:table-cell>
          <table:table-cell office:value-type="float" office:value="273768" calcext:value-type="float">
            <text:p>273768</text:p>
          </table:table-cell>
          <table:table-cell office:value-type="float" office:value="298686" calcext:value-type="float">
            <text:p>298686</text:p>
          </table:table-cell>
          <table:table-cell office:value-type="float" office:value="219919" calcext:value-type="float">
            <text:p>219919</text:p>
          </table:table-cell>
          <table:table-cell office:value-type="float" office:value="286016" calcext:value-type="float">
            <text:p>286016</text:p>
          </table:table-cell>
          <table:table-cell office:value-type="float" office:value="376868" calcext:value-type="float">
            <text:p>376868</text:p>
          </table:table-cell>
          <table:table-cell office:value-type="float" office:value="262617" calcext:value-type="float">
            <text:p>262617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ce1" office:value-type="float" office:value="323446" calcext:value-type="float">
            <text:p>323446</text:p>
          </table:table-cell>
          <table:table-cell office:value-type="float" office:value="310089" calcext:value-type="float">
            <text:p>310089</text:p>
          </table:table-cell>
          <table:table-cell office:value-type="float" office:value="332155" calcext:value-type="float">
            <text:p>332155</text:p>
          </table:table-cell>
          <table:table-cell office:value-type="float" office:value="388597" calcext:value-type="float">
            <text:p>388597</text:p>
          </table:table-cell>
          <table:table-cell office:value-type="float" office:value="409234" calcext:value-type="float">
            <text:p>409234</text:p>
          </table:table-cell>
          <table:table-cell office:value-type="float" office:value="293621" calcext:value-type="float">
            <text:p>293621</text:p>
          </table:table-cell>
          <table:table-cell office:value-type="float" office:value="360018" calcext:value-type="float">
            <text:p>360018</text:p>
          </table:table-cell>
          <table:table-cell office:value-type="float" office:value="477675" calcext:value-type="float">
            <text:p>477675</text:p>
          </table:table-cell>
          <table:table-cell office:value-type="float" office:value="336581" calcext:value-type="float">
            <text:p>336581</text:p>
          </table:table-cell>
          <table:table-cell table:number-columns-repeated="10"/>
        </table:table-row>
        <table:table-row table:style-name="ro1" table:number-rows-repeated="1048496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TESTREPS_COMB" table:style-name="ta1">
        <table:shapes>
          <draw:frame draw:z-index="0" draw:style-name="gr1" draw:text-style-name="P1" svg:width="453.51pt" svg:height="255.09pt" svg:x="184.17pt" svg:y="184.99pt">
            <draw:object draw:notify-on-update-of-ranges="TESTREPS_COMB.D6:TESTREPS_COMB.L6 TESTREPS_COMB.D6:TESTREPS_COMB.L6 TESTREPS_COMB.C7:TESTREPS_COMB.C7 TESTREPS_COMB.D7:TESTREPS_COMB.L7 TESTREPS_COMB.D6:TESTREPS_COMB.L6 TESTREPS_COMB.C8:TESTREPS_COMB.C8 TESTREPS_COMB.D8:TESTREPS_COMB.L8 TESTREPS_COMB.D6:TESTREPS_COMB.L6 TESTREPS_COMB.C9:TESTREPS_COMB.C9 TESTREPS_COMB.D9:TESTREPS_COMB.L9 TESTREPS_COMB.C3:TESTREPS_COMB.C4 TESTREPS_COMB.B3:TESTREPS_COMB.B3 TESTREPS_COMB.D3:TESTREPS_COMB.D4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1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MaxSegSize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1"/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1" office:value-type="string" calcext:value-type="string">
            <text:p>CropSiz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235188" calcext:value-type="float">
            <text:p>0.235188</text:p>
          </table:table-cell>
          <table:table-cell office:value-type="float" office:value="0.281163" calcext:value-type="float">
            <text:p>0.281163</text:p>
          </table:table-cell>
          <table:table-cell office:value-type="float" office:value="0.36886" calcext:value-type="float">
            <text:p>0.36886</text:p>
          </table:table-cell>
          <table:table-cell office:value-type="float" office:value="0.458161" calcext:value-type="float">
            <text:p>0.458161</text:p>
          </table:table-cell>
          <table:table-cell office:value-type="float" office:value="0.462949" calcext:value-type="float">
            <text:p>0.462949</text:p>
          </table:table-cell>
          <table:table-cell office:value-type="float" office:value="0.48288" calcext:value-type="float">
            <text:p>0.48288</text:p>
          </table:table-cell>
          <table:table-cell office:value-type="float" office:value="0.542293" calcext:value-type="float">
            <text:p>0.542293</text:p>
          </table:table-cell>
          <table:table-cell office:value-type="float" office:value="0.501303" calcext:value-type="float">
            <text:p>0.501303</text:p>
          </table:table-cell>
          <table:table-cell office:value-type="float" office:value="0.625796" calcext:value-type="float">
            <text:p>0.625796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241339" calcext:value-type="float">
            <text:p>0.241339</text:p>
          </table:table-cell>
          <table:table-cell office:value-type="float" office:value="0.320768" calcext:value-type="float">
            <text:p>0.320768</text:p>
          </table:table-cell>
          <table:table-cell office:value-type="float" office:value="0.457281" calcext:value-type="float">
            <text:p>0.457281</text:p>
          </table:table-cell>
          <table:table-cell office:value-type="float" office:value="0.540565" calcext:value-type="float">
            <text:p>0.540565</text:p>
          </table:table-cell>
          <table:table-cell office:value-type="float" office:value="0.596436" calcext:value-type="float">
            <text:p>0.596436</text:p>
          </table:table-cell>
          <table:table-cell office:value-type="float" office:value="0.669862" calcext:value-type="float">
            <text:p>0.669862</text:p>
          </table:table-cell>
          <table:table-cell office:value-type="float" office:value="0.783274" calcext:value-type="float">
            <text:p>0.783274</text:p>
          </table:table-cell>
          <table:table-cell office:value-type="float" office:value="0.771882" calcext:value-type="float">
            <text:p>0.771882</text:p>
          </table:table-cell>
          <table:table-cell office:value-type="float" office:value="0.667855" calcext:value-type="float">
            <text:p>0.667855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242236" calcext:value-type="float">
            <text:p>0.242236</text:p>
          </table:table-cell>
          <table:table-cell office:value-type="float" office:value="0.323334" calcext:value-type="float">
            <text:p>0.323334</text:p>
          </table:table-cell>
          <table:table-cell office:value-type="float" office:value="0.488118" calcext:value-type="float">
            <text:p>0.488118</text:p>
          </table:table-cell>
          <table:table-cell office:value-type="float" office:value="0.58451" calcext:value-type="float">
            <text:p>0.58451</text:p>
          </table:table-cell>
          <table:table-cell office:value-type="float" office:value="0.652903" calcext:value-type="float">
            <text:p>0.652903</text:p>
          </table:table-cell>
          <table:table-cell office:value-type="float" office:value="0.73318" calcext:value-type="float">
            <text:p>0.73318</text:p>
          </table:table-cell>
          <table:table-cell office:value-type="float" office:value="0.786242" calcext:value-type="float">
            <text:p>0.786242</text:p>
          </table:table-cell>
          <table:table-cell office:value-type="float" office:value="0.832503" calcext:value-type="float">
            <text:p>0.832503</text:p>
          </table:table-cell>
          <table:table-cell office:value-type="float" office:value="0.795992" calcext:value-type="float">
            <text:p>0.7959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11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5">
      <number:number number:decimal-places="0" number:min-integer-digits="2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0">00/00/0000</text:date>, <text:time style:data-style-name="N2" text:time-value="09:16:14.4591216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6T17:26:27.919033967</meta:creation-date>
    <meta:generator>LibreOffice/4.4.6.3$Linux_X86_64 LibreOffice_project/40m0$Build-3</meta:generator>
    <dc:date>2015-11-10T09:20:13.287060627</dc:date>
    <meta:editing-duration>P2DT17H3M28S</meta:editing-duration>
    <meta:editing-cycles>140</meta:editing-cycles>
    <meta:document-statistic meta:table-count="4" meta:cell-count="91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696cm" svg:height="16.063cm" xlink:href=".." xlink:type="simple" chart:class="chart:scatter" chart:style-name="ch1">
        <chart:legend chart:legend-position="end" svg:x="20.23cm" svg:y="7.234cm" style:legend-expansion="high" chart:style-name="ch2"/>
        <chart:plot-area chart:style-name="ch3" table:cell-range-address="TESTREPS_10.C16:TESTREPS_10.K16 TESTREPS_10.B18:TESTREPS_10.K18 TESTREPS_10.B14:TESTREPS_10.K14 TESTREPS_10.B11:TESTREPS_10.K11" chart:data-source-has-labels="both" svg:x="2.582cm" svg:y="0.531cm" svg:width="15.584cm" svg:height="12.997cm">
          <chartooo:coordinate-region svg:x="3.221cm" svg:y="0.731cm" svg:width="14.137cm" svg:height="12.15cm"/>
          <chart:axis chart:dimension="x" chart:name="primary-x" chart:style-name="ch4" chartooo:axis-type="auto">
            <chart:title svg:x="9.1cm" svg:y="13.849cm" chart:style-name="ch5">
              <text:p>CropSize(Pixels)</text:p>
            </chart:title>
            <chart:categories table:cell-range-address="TESTREPS_10.C16:TESTREPS_10.K16"/>
          </chart:axis>
          <chart:axis chart:dimension="y" chart:name="primary-y" chart:style-name="ch6">
            <chart:title svg:x="1.529cm" svg:y="8.052cm" chart:style-name="ch7">
              <text:p>MacroFScore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TESTREPS_10.C18:TESTREPS_10.K18" chart:label-cell-address="TESTREPS_10.B18:TESTREPS_10.B18" chart:class="chart:scatter">
            <chart:domain table:cell-range-address="TESTREPS_10.C16:TESTREPS_10.K16"/>
            <chart:data-point chart:repeated="9"/>
          </chart:series>
          <chart:series chart:attached-axis="primary-y" chart:style-name="ch11" chart:values-cell-range-address="TESTREPS_10.C14:TESTREPS_10.K14" chart:label-cell-address="TESTREPS_10.B14:TESTREPS_10.B14" chart:class="chart:scatter">
            <chart:data-point chart:repeated="9"/>
          </chart:series>
          <chart:series chart:attached-axis="secondary-y" chart:style-name="ch12" chart:values-cell-range-address="TESTREPS_10.C11:TESTREPS_10.K11" chart:label-cell-address="TESTREPS_10.B11:TESTREPS_10.B11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TESTREPS_10.C16:TESTREPS_10.K16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</table:table-row>
          </table:table-header-rows>
          <table:table-rows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TESTREPS_10.C16:TESTREPS_10.K16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Macro FScore</text:p>
                <draw:g>
                  <svg:desc>TESTREPS_10.B18:TESTREPS_10.B18</svg:desc>
                </draw:g>
              </table:table-cell>
              <table:table-cell office:value-type="float" office:value="NaN">
                <text:p>NaN</text:p>
                <draw:g>
                  <svg:desc>TESTREPS_10.C18:TESTREPS_10.K1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reaCovered</text:p>
                <draw:g>
                  <svg:desc>TESTREPS_10.B14:TESTREPS_10.B14</svg:desc>
                </draw:g>
              </table:table-cell>
              <table:table-cell office:value-type="float" office:value="0.974392361111111">
                <text:p>0.974392361111111</text:p>
                <draw:g>
                  <svg:desc>TESTREPS_10.C14:TESTREPS_10.K14</svg:desc>
                </draw:g>
              </table:table-cell>
              <table:table-cell office:value-type="float" office:value="0.954861111111111">
                <text:p>0.954861111111111</text:p>
              </table:table-cell>
              <table:table-cell office:value-type="float" office:value="0.885416666666667">
                <text:p>0.885416666666667</text:p>
              </table:table-cell>
              <table:table-cell office:value-type="float" office:value="0.885416666666667">
                <text:p>0.885416666666667</text:p>
              </table:table-cell>
              <table:table-cell office:value-type="float" office:value="0.896267361111111">
                <text:p>0.896267361111111</text:p>
              </table:table-cell>
              <table:table-cell office:value-type="float" office:value="0.746527777777778">
                <text:p>0.746527777777778</text:p>
              </table:table-cell>
              <table:table-cell office:value-type="float" office:value="0.737847222222222">
                <text:p>0.737847222222222</text:p>
              </table:table-cell>
              <table:table-cell office:value-type="float" office:value="0.885416666666667">
                <text:p>0.885416666666667</text:p>
              </table:table-cell>
              <table:table-cell office:value-type="float" office:value="0.759548611111111">
                <text:p>0.759548611111111</text:p>
              </table:table-cell>
            </table:table-row>
            <table:table-row>
              <table:table-cell office:value-type="string">
                <text:p>NumberOfSegments</text:p>
                <draw:g>
                  <svg:desc>TESTREPS_10.B11:TESTREPS_10.B11</svg:desc>
                </draw:g>
              </table:table-cell>
              <table:table-cell office:value-type="float" office:value="350">
                <text:p>350</text:p>
                <draw:g>
                  <svg:desc>TESTREPS_10.C11:TESTREPS_10.K11</svg:desc>
                </draw:g>
              </table:table-cell>
              <table:table-cell office:value-type="float" office:value="84">
                <text:p>84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66cm" svg:y="2.956cm" style:legend-expansion="high" chart:style-name="ch2"/>
        <chart:plot-area chart:style-name="ch3" table:cell-range-address="TESTREPS_10.B69:TESTREPS_10.K75" chart:data-source-has-labels="both" svg:x="1.331cm" svg:y="0.18cm" svg:width="10.915cm" svg:height="7.659cm">
          <chartooo:coordinate-region svg:x="1.767cm" svg:y="0.379cm" svg:width="10.107cm" svg:height="6.813cm"/>
          <chart:axis chart:dimension="x" chart:name="primary-x" chart:style-name="ch4" chartooo:axis-type="auto">
            <chart:title svg:x="5.514cm" svg:y="8.019cm" chart:style-name="ch5">
              <text:p>CropSize(Pixels)</text:p>
            </chart:title>
            <chart:categories table:cell-range-address="TESTREPS_10.C69:TESTREPS_10.K69"/>
          </chart:axis>
          <chart:axis chart:dimension="y" chart:name="primary-y" chart:style-name="ch4">
            <chart:title svg:x="0.451cm" svg:y="5.032cm" chart:style-name="ch6">
              <text:p>MacroFScore</text:p>
            </chart:title>
            <chart:grid chart:style-name="ch7" chart:class="major"/>
          </chart:axis>
          <chart:series chart:style-name="ch8" chart:values-cell-range-address="TESTREPS_10.C70:TESTREPS_10.K70" chart:label-cell-address="TESTREPS_10.B70:TESTREPS_10.B70" chart:class="chart:scatter">
            <chart:domain table:cell-range-address="TESTREPS_10.C69:TESTREPS_10.K69"/>
            <chart:data-point chart:repeated="9"/>
          </chart:series>
          <chart:series chart:style-name="ch9" chart:values-cell-range-address="TESTREPS_10.C71:TESTREPS_10.K71" chart:label-cell-address="TESTREPS_10.B71:TESTREPS_10.B71" chart:class="chart:scatter">
            <chart:data-point chart:repeated="9"/>
          </chart:series>
          <chart:series chart:style-name="ch10" chart:values-cell-range-address="TESTREPS_10.C72:TESTREPS_10.K72" chart:label-cell-address="TESTREPS_10.B72:TESTREPS_10.B72" chart:class="chart:scatter">
            <chart:data-point chart:repeated="9"/>
          </chart:series>
          <chart:series chart:style-name="ch11" chart:values-cell-range-address="TESTREPS_10.C73:TESTREPS_10.K73" chart:label-cell-address="TESTREPS_10.B73:TESTREPS_10.B73" chart:class="chart:scatter">
            <chart:data-point chart:repeated="9"/>
          </chart:series>
          <chart:series chart:style-name="ch12" chart:values-cell-range-address="TESTREPS_10.C74:TESTREPS_10.K74" chart:label-cell-address="TESTREPS_10.B74:TESTREPS_10.B74" chart:class="chart:scatter">
            <chart:data-point chart:repeated="9"/>
          </chart:series>
          <chart:series chart:style-name="ch13" chart:values-cell-range-address="TESTREPS_10.C75:TESTREPS_10.K75" chart:label-cell-address="TESTREPS_10.B75:TESTREPS_10.B75" chart:class="chart:scatte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TESTREPS_10.C69:TESTREPS_10.K69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69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TESTREPS_10.C69:TESTREPS_10.K6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rass</text:p>
                <draw:g>
                  <svg:desc>TESTREPS_10.B70:TESTREPS_10.B70</svg:desc>
                </draw:g>
              </table:table-cell>
              <table:table-cell office:value-type="float" office:value="NaN">
                <text:p>NaN</text:p>
                <draw:g>
                  <svg:desc>TESTREPS_10.C70:TESTREPS_10.K7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edge</text:p>
                <draw:g>
                  <svg:desc>TESTREPS_10.B71:TESTREPS_10.B71</svg:desc>
                </draw:g>
              </table:table-cell>
              <table:table-cell office:value-type="float" office:value="NaN">
                <text:p>NaN</text:p>
                <draw:g>
                  <svg:desc>TESTREPS_10.C71:TESTREPS_10.K7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ctPaving</text:p>
                <draw:g>
                  <svg:desc>TESTREPS_10.B72:TESTREPS_10.B72</svg:desc>
                </draw:g>
              </table:table-cell>
              <table:table-cell office:value-type="float" office:value="NaN">
                <text:p>NaN</text:p>
                <draw:g>
                  <svg:desc>TESTREPS_10.C72:TESTREPS_10.K7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mallBlocks</text:p>
                <draw:g>
                  <svg:desc>TESTREPS_10.B73:TESTREPS_10.B73</svg:desc>
                </draw:g>
              </table:table-cell>
              <table:table-cell office:value-type="float" office:value="NaN">
                <text:p>NaN</text:p>
                <draw:g>
                  <svg:desc>TESTREPS_10.C73:TESTREPS_10.K7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armac</text:p>
                <draw:g>
                  <svg:desc>TESTREPS_10.B74:TESTREPS_10.B74</svg:desc>
                </draw:g>
              </table:table-cell>
              <table:table-cell office:value-type="float" office:value="NaN">
                <text:p>NaN</text:p>
                <draw:g>
                  <svg:desc>TESTREPS_10.C74:TESTREPS_10.K7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nevenBricks</text:p>
                <draw:g>
                  <svg:desc>TESTREPS_10.B75:TESTREPS_10.B75</svg:desc>
                </draw:g>
              </table:table-cell>
              <table:table-cell office:value-type="float" office:value="NaN">
                <text:p>NaN</text:p>
                <draw:g>
                  <svg:desc>TESTREPS_10.C75:TESTREPS_10.K7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698cm" svg:y="3.454cm" style:legend-expansion="high" chart:style-name="ch2"/>
        <chart:plot-area chart:style-name="ch3" table:cell-range-address="TESTREPS_COMB.D6:TESTREPS_COMB.L9 TESTREPS_COMB.C7:TESTREPS_COMB.C9 TESTREPS_COMB.B3:TESTREPS_COMB.B3 TESTREPS_COMB.D3:TESTREPS_COMB.D4" chart:data-source-has-labels="both" svg:x="0.32cm" svg:y="0.18cm" svg:width="12.058cm" svg:height="8.64cm">
          <chartooo:coordinate-region svg:x="1.047cm" svg:y="0.379cm" svg:width="11.051cm" svg:height="7.794cm"/>
          <chart:axis chart:dimension="x" chart:name="primary-x" chart:style-name="ch4" chartooo:axis-type="auto">
            <chart:categories table:cell-range-address="TESTREPS_COMB.D6:TESTREPS_COMB.L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STREPS_COMB.D7:TESTREPS_COMB.L7" chart:label-cell-address="TESTREPS_COMB.C7:TESTREPS_COMB.C7" chart:class="chart:scatter">
            <chart:domain table:cell-range-address="TESTREPS_COMB.D6:TESTREPS_COMB.L6"/>
            <chart:data-point chart:repeated="9"/>
          </chart:series>
          <chart:series chart:style-name="ch8" chart:values-cell-range-address="TESTREPS_COMB.D8:TESTREPS_COMB.L8" chart:label-cell-address="TESTREPS_COMB.C8:TESTREPS_COMB.C8" chart:class="chart:scatter">
            <chart:data-point chart:repeated="9"/>
          </chart:series>
          <chart:series chart:style-name="ch9" chart:values-cell-range-address="TESTREPS_COMB.D9:TESTREPS_COMB.L9" chart:label-cell-address="TESTREPS_COMB.C9:TESTREPS_COMB.C9" chart:class="chart:scatter">
            <chart:data-point chart:repeated="9"/>
          </chart:series>
          <chart:series chart:style-name="ch10" chart:values-cell-range-address="TESTREPS_COMB.D3:TESTREPS_COMB.D4" chart:label-cell-address="TESTREPS_COMB.B3:TESTREPS_COMB.B3" chart:class="chart:scatter">
            <chart:domain table:cell-range-address="TESTREPS_COMB.C3:TESTREPS_COMB.C4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TESTREPS_COMB.D6:TESTREPS_COMB.L6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TESTREPS_COMB.D6:TESTREPS_COMB.L6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</text:p>
                <draw:g>
                  <svg:desc>TESTREPS_COMB.C7:TESTREPS_COMB.C7</svg:desc>
                </draw:g>
              </table:table-cell>
              <table:table-cell office:value-type="float" office:value="0.235188">
                <text:p>0.235188</text:p>
                <draw:g>
                  <svg:desc>TESTREPS_COMB.D7:TESTREPS_COMB.L7</svg:desc>
                </draw:g>
              </table:table-cell>
              <table:table-cell office:value-type="float" office:value="0.281163">
                <text:p>0.281163</text:p>
              </table:table-cell>
              <table:table-cell office:value-type="float" office:value="0.36886">
                <text:p>0.36886</text:p>
              </table:table-cell>
              <table:table-cell office:value-type="float" office:value="0.458161">
                <text:p>0.458161</text:p>
              </table:table-cell>
              <table:table-cell office:value-type="float" office:value="0.462949">
                <text:p>0.462949</text:p>
              </table:table-cell>
              <table:table-cell office:value-type="float" office:value="0.48288">
                <text:p>0.48288</text:p>
              </table:table-cell>
              <table:table-cell office:value-type="float" office:value="0.542293">
                <text:p>0.542293</text:p>
              </table:table-cell>
              <table:table-cell office:value-type="float" office:value="0.501303">
                <text:p>0.501303</text:p>
              </table:table-cell>
              <table:table-cell office:value-type="float" office:value="0.625796">
                <text:p>0.625796</text:p>
              </table:table-cell>
            </table:table-row>
            <table:table-row>
              <table:table-cell office:value-type="string">
                <text:p>5</text:p>
                <draw:g>
                  <svg:desc>TESTREPS_COMB.C8:TESTREPS_COMB.C8</svg:desc>
                </draw:g>
              </table:table-cell>
              <table:table-cell office:value-type="float" office:value="0.241339">
                <text:p>0.241339</text:p>
                <draw:g>
                  <svg:desc>TESTREPS_COMB.D8:TESTREPS_COMB.L8</svg:desc>
                </draw:g>
              </table:table-cell>
              <table:table-cell office:value-type="float" office:value="0.320768">
                <text:p>0.320768</text:p>
              </table:table-cell>
              <table:table-cell office:value-type="float" office:value="0.457281">
                <text:p>0.457281</text:p>
              </table:table-cell>
              <table:table-cell office:value-type="float" office:value="0.540565">
                <text:p>0.540565</text:p>
              </table:table-cell>
              <table:table-cell office:value-type="float" office:value="0.596436">
                <text:p>0.596436</text:p>
              </table:table-cell>
              <table:table-cell office:value-type="float" office:value="0.669862">
                <text:p>0.669862</text:p>
              </table:table-cell>
              <table:table-cell office:value-type="float" office:value="0.783274">
                <text:p>0.783274</text:p>
              </table:table-cell>
              <table:table-cell office:value-type="float" office:value="0.771882">
                <text:p>0.771882</text:p>
              </table:table-cell>
              <table:table-cell office:value-type="float" office:value="0.667855">
                <text:p>0.667855</text:p>
              </table:table-cell>
            </table:table-row>
            <table:table-row>
              <table:table-cell office:value-type="string">
                <text:p>10</text:p>
                <draw:g>
                  <svg:desc>TESTREPS_COMB.C9:TESTREPS_COMB.C9</svg:desc>
                </draw:g>
              </table:table-cell>
              <table:table-cell office:value-type="float" office:value="0.242236">
                <text:p>0.242236</text:p>
                <draw:g>
                  <svg:desc>TESTREPS_COMB.D9:TESTREPS_COMB.L9</svg:desc>
                </draw:g>
              </table:table-cell>
              <table:table-cell office:value-type="float" office:value="0.323334">
                <text:p>0.323334</text:p>
              </table:table-cell>
              <table:table-cell office:value-type="float" office:value="0.488118">
                <text:p>0.488118</text:p>
              </table:table-cell>
              <table:table-cell office:value-type="float" office:value="0.58451">
                <text:p>0.58451</text:p>
              </table:table-cell>
              <table:table-cell office:value-type="float" office:value="0.652903">
                <text:p>0.652903</text:p>
              </table:table-cell>
              <table:table-cell office:value-type="float" office:value="0.73318">
                <text:p>0.73318</text:p>
              </table:table-cell>
              <table:table-cell office:value-type="float" office:value="0.786242">
                <text:p>0.786242</text:p>
              </table:table-cell>
              <table:table-cell office:value-type="float" office:value="0.832503">
                <text:p>0.832503</text:p>
              </table:table-cell>
              <table:table-cell office:value-type="float" office:value="0.795992">
                <text:p>0.795992</text:p>
              </table:table-cell>
            </table:table-row>
            <table:table-row>
              <table:table-cell office:value-type="string">
                <text:p>Column C</text:p>
                <draw:g>
                  <svg:desc/>
                </draw:g>
              </table:table-cell>
              <table:table-cell office:value-type="float" office:value="72">
                <text:p>72</text:p>
                <draw:g>
                  <svg:desc>TESTREPS_COMB.C3:TESTREPS_COMB.C4</svg:desc>
                </draw:g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MaxSegSize</text:p>
                <draw:g>
                  <svg:desc>TESTREPS_COMB.B3:TESTREPS_COMB.B3</svg:desc>
                </draw:g>
              </table:table-cell>
              <table:table-cell office:value-type="float" office:value="0">
                <text:p>0</text:p>
                <draw:g>
                  <svg:desc>TESTREPS_COMB.D3:TESTREPS_COMB.D4</svg:desc>
                </draw:g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30">
      <style:chart-properties chart:display-label="true" chart:logarithmic="false" chart:minimum="0" chart:maximum="1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30">
      <style:chart-properties chart:display-label="true" chart:logarithmic="false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3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9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svg:x="9.996cm" svg:y="7.839cm" style:legend-expansion="custom" chartooo:width="5.428cm" chartooo:height="1.096cm" style:legend-expansion-aspect-ratio="4.95255474452555" chart:style-name="ch2"/>
        <chart:plot-area chart:style-name="ch3" table:cell-range-address="TESTREPS_5BASIC.C11:TESTREPS_5BASIC.K11 TESTREPS_5BASIC.B13:TESTREPS_5BASIC.K13 TESTREPS_5BASIC.B9:TESTREPS_5BASIC.K9" chart:data-source-has-labels="both" svg:x="1.331cm" svg:y="0.18cm" svg:width="13.468cm" svg:height="7.659cm">
          <chartooo:coordinate-region svg:x="2.058cm" svg:y="0.379cm" svg:width="11.828cm" svg:height="6.813cm"/>
          <chart:axis chart:dimension="x" chart:name="primary-x" chart:style-name="ch4" chartooo:axis-type="auto">
            <chartooo:date-scale/>
            <chart:title svg:x="6.791cm" svg:y="8.019cm" chart:style-name="ch5">
              <text:p>CropSize(Pixels)</text:p>
            </chart:title>
            <chart:categories table:cell-range-address="TESTREPS_5BASIC.C11:TESTREPS_5BASIC.K11"/>
          </chart:axis>
          <chart:axis chart:dimension="y" chart:name="primary-y" chart:style-name="ch6">
            <chart:title svg:x="0.451cm" svg:y="5.072cm" chart:style-name="ch7">
              <text:p>Macro FScore</text:p>
            </chart:title>
            <chart:grid chart:style-name="ch8" chart:class="major"/>
          </chart:axis>
          <chart:axis chart:dimension="y" chart:name="secondary-y" chart:style-name="ch9">
            <chart:title svg:x="15.119cm" svg:y="5.905cm" chart:style-name="ch7">
              <text:p>Frames Per Second(FPS)</text:p>
            </chart:title>
          </chart:axis>
          <chart:series chart:attached-axis="primary-y" chart:style-name="ch10" chart:values-cell-range-address="TESTREPS_5BASIC.C13:TESTREPS_5BASIC.K13" chart:label-cell-address="TESTREPS_5BASIC.B13:TESTREPS_5BASIC.B13" chart:class="chart:line">
            <chart:data-point chart:repeated="9"/>
          </chart:series>
          <chart:series chart:attached-axis="secondary-y" chart:style-name="ch11" chart:values-cell-range-address="TESTREPS_5BASIC.C9:TESTREPS_5BASIC.K9" chart:label-cell-address="TESTREPS_5BASIC.B9:TESTREPS_5BASIC.B9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TESTREPS_5BASIC.C11:TESTREPS_5BASIC.K11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</table:table-row>
          </table:table-header-rows>
          <table:table-rows>
            <table:table-row>
              <table:table-cell office:value-type="string">
                <text:p>Macro FScore</text:p>
                <draw:g>
                  <svg:desc>TESTREPS_5BASIC.B13:TESTREPS_5BASIC.B13</svg:desc>
                </draw:g>
              </table:table-cell>
              <table:table-cell office:value-type="float" office:value="NaN">
                <text:p>NaN</text:p>
                <draw:g>
                  <svg:desc>TESTREPS_5BASIC.C13:TESTREPS_5BASIC.K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PS</text:p>
                <draw:g>
                  <svg:desc>TESTREPS_5BASIC.B9:TESTREPS_5BASIC.B9</svg:desc>
                </draw:g>
              </table:table-cell>
              <table:table-cell office:value-type="float" office:value="NaN">
                <text:p>NaN</text:p>
                <draw:g>
                  <svg:desc>TESTREPS_5BASIC.C9:TESTREPS_5BASIC.K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fo:font-weight="bold" style:font-size-asian="9pt" style:font-size-complex="9pt"/>
    </style:style>
    <style:style style:name="ch8" style:family="chart" style:data-style-name="N130">
      <style:chart-properties chart:display-label="true" chart:logarithmic="false" chart:minimum="0" chart:maximum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30">
      <style:chart-properties chart:display-label="true" chart:logarithmic="false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13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13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821cm" svg:y="0.316cm" chart:style-name="ch2">
          <text:p>Cropsize: Resolution 256 x 144</text:p>
        </chart:title>
        <chart:subtitle svg:x="7.043cm" svg:y="1.301cm" chart:style-name="ch3">
          <text:p>0 Repeats</text:p>
        </chart:subtitle>
        <chart:legend svg:x="9.825cm" svg:y="8.122cm" style:legend-expansion="custom" chartooo:width="5.54cm" chartooo:height="0.598cm" style:legend-expansion-aspect-ratio="9.26421404682274" chart:style-name="ch4"/>
        <chart:plot-area chart:style-name="ch5" table:cell-range-address="TESTREPS_1BASIC.C11:TESTREPS_1BASIC.K11 TESTREPS_1BASIC.B13:TESTREPS_1BASIC.K13 TESTREPS_1BASIC.B9:TESTREPS_1BASIC.K9" chart:data-source-has-labels="both" svg:x="1.331cm" svg:y="2.19cm" svg:width="13.468cm" svg:height="5.649cm">
          <chartooo:coordinate-region svg:x="2.058cm" svg:y="2.389cm" svg:width="11.828cm" svg:height="4.803cm"/>
          <chart:axis chart:dimension="x" chart:name="primary-x" chart:style-name="ch6" chartooo:axis-type="auto">
            <chart:title svg:x="6.751cm" svg:y="8.019cm" chart:style-name="ch7">
              <text:p>CropSize(Pixels)</text:p>
            </chart:title>
            <chart:categories table:cell-range-address="TESTREPS_1BASIC.C11:TESTREPS_1BASIC.K11"/>
          </chart:axis>
          <chart:axis chart:dimension="y" chart:name="primary-y" chart:style-name="ch8">
            <chart:title svg:x="0.451cm" svg:y="6.09cm" chart:style-name="ch9">
              <text:p>MacroFScore</text:p>
            </chart:title>
            <chart:grid chart:style-name="ch10" chart:class="major"/>
          </chart:axis>
          <chart:axis chart:dimension="y" chart:name="secondary-y" chart:style-name="ch11">
            <chart:title svg:x="15.119cm" svg:y="6.976cm" chart:style-name="ch9">
              <text:p>Frames Per Second(FPS)</text:p>
            </chart:title>
          </chart:axis>
          <chart:series chart:attached-axis="primary-y" chart:style-name="ch12" chart:values-cell-range-address="TESTREPS_1BASIC.C13:TESTREPS_1BASIC.K13" chart:label-cell-address="TESTREPS_1BASIC.B13:TESTREPS_1BASIC.B13" chart:class="chart:scatter">
            <chart:domain table:cell-range-address="TESTREPS_1BASIC.C11:TESTREPS_1BASIC.K11"/>
            <chart:data-point chart:repeated="9"/>
          </chart:series>
          <chart:series chart:attached-axis="secondary-y" chart:style-name="ch13" chart:values-cell-range-address="TESTREPS_1BASIC.C9:TESTREPS_1BASIC.K9" chart:label-cell-address="TESTREPS_1BASIC.B9:TESTREPS_1BASIC.B9" chart:class="chart:scatte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TESTREPS_1BASIC.C11:TESTREPS_1BASIC.K11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</table:table-row>
          </table:table-header-rows>
          <table:table-rows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TESTREPS_1BASIC.C11:TESTREPS_1BASIC.K11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Macro FScore</text:p>
                <draw:g>
                  <svg:desc>TESTREPS_1BASIC.B13:TESTREPS_1BASIC.B13</svg:desc>
                </draw:g>
              </table:table-cell>
              <table:table-cell office:value-type="float" office:value="NaN">
                <text:p>NaN</text:p>
                <draw:g>
                  <svg:desc>TESTREPS_1BASIC.C13:TESTREPS_1BASIC.K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PS</text:p>
                <draw:g>
                  <svg:desc>TESTREPS_1BASIC.B9:TESTREPS_1BASIC.B9</svg:desc>
                </draw:g>
              </table:table-cell>
              <table:table-cell office:value-type="float" office:value="NaN">
                <text:p>NaN</text:p>
                <draw:g>
                  <svg:desc>TESTREPS_1BASIC.C9:TESTREPS_1BASIC.K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